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7E035C2.png" manifest:media-type="image/png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133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899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898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1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draw:auto-grow-height="true" fo:min-height="3.27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  <style:text-properties fo:font-size="28pt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  <style:text-properties fo:font-size="24pt"/>
    </style:style>
    <style:style style:name="P6" style:family="paragraph">
      <style:paragraph-properties fo:margin-left="0cm" fo:margin-right="0cm" fo:margin-top="0.661cm" fo:margin-bottom="0cm" fo:line-height="100%" fo:text-indent="0cm" style:writing-mode="lr-tb"/>
      <style:text-properties fo:font-size="24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85%" fo:text-indent="0cm"/>
    </style:style>
    <style:style style:name="P10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1" style:family="paragraph">
      <style:paragraph-properties fo:margin-left="0.948cm" fo:margin-right="0cm" fo:text-indent="-0.948cm" style:writing-mode="lr-tb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.2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3" style:family="paragraph">
      <style:paragraph-properties fo:margin-left="0.948cm" fo:margin-right="0cm" fo:text-indent="-0.948cm"/>
    </style:style>
    <style:style style:name="P14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5" style:family="paragraph">
      <style:paragraph-properties fo:margin-left="0cm" fo:margin-right="0cm" fo:line-height="105%" fo:text-indent="0cm"/>
      <style:text-properties fo:font-size="18pt"/>
    </style:style>
    <style:style style:name="P16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margin-top="0.4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9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2" style:family="paragraph">
      <style:paragraph-properties fo:margin-left="0cm" fo:margin-right="0cm" fo:margin-top="0.3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3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2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5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6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7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language="en" fo:country="US" fo:font-style="normal" fo:text-shadow="1pt 1pt" style:text-underline-style="none" fo:font-weight="bold" style:letter-kerning="true" style:font-family-asian="Arial" style:font-family-generic-asian="swiss" style:font-pitch-asian="variable" style:font-size-asian="28pt" style:language-asian="en" style:country-asian="US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text-emphasize="none" style:font-relief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0.9cm" svg:height="2.497cm" svg:x="7.25cm" svg:y="8.149cm">
          <draw:text-box>
            <text:p text:style-name="P3"><text:span text:style-name="T2">System Programming and Administration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9"><text:span text:style-name="T4">Contents</text:span></text:p>
          </draw:text-box>
        </draw:frame>
        <draw:frame presentation:style-name="pr4" draw:text-style-name="P11" draw:layer="layout" svg:width="23.6cm" svg:height="14.805cm" svg:x="0.9cm" svg:y="3.223cm" presentation:class="outline" presentation:user-transformed="true">
          <draw:text-box>
            <text:list text:style-name="L3">
              <text:list-item>
                <text:p text:style-name="P10"><text:span text:style-name="T5">Recommended Modules</text:span></text:p>
              </text:list-item>
            </text:list>
            <text:list text:style-name="L4">
              <text:list-item>
                <text:p text:style-name="P10"><text:span text:style-name="T5">Running perl</text:span></text:p>
              </text:list-item>
              <text:list-item>
                <text:p text:style-name="P10"><text:span text:style-name="T5">Command-line switches</text:span></text:p>
              </text:list-item>
              <text:list-item>
                <text:p text:style-name="P10"><text:span text:style-name="T5">Filesystem analysis</text:span></text:p>
              </text:list-item>
              <text:list-item>
                <text:p text:style-name="P10"><text:span text:style-name="T5">Mail processing</text:span></text:p>
              </text:list-item>
            </text:list>
            <text:list text:style-name="L3">
              <text:list-item>
                <text:p text:style-name="P10"><text:span text:style-name="T5">Security notes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  <text:list>
                  <text:list-item>
                    <text:p text:style-name="P12"><text:span text:style-name="T6">Archive::Extract - A generic archive extracting mechanism</text:span></text:p>
                  </text:list-item>
                  <text:list-item>
                    <text:p text:style-name="P12"><text:span text:style-name="T6">Carp - warn of errors (from perspective of caller)</text:span></text:p>
                  </text:list-item>
                  <text:list-item>
                    <text:p text:style-name="P12"><text:span text:style-name="T6">Config - access Perl configuration information</text:span></text:p>
                  </text:list-item>
                  <text:list-item>
                    <text:p text:style-name="P12"><text:span text:style-name="T6">Config::Extensions - hash lookup of which core extensions were built.</text:span></text:p>
                  </text:list-item>
                  <text:list-item>
                    <text:p text:style-name="P12"><text:span text:style-name="T6">CPAN - query, download and build perl modules from CPAN sites</text:span></text:p>
                  </text:list-item>
                  <text:list-item>
                    <text:p text:style-name="P12"><text:span text:style-name="T6">Cwd - get pathname of current working directory</text:span></text:p>
                  </text:list-item>
                  <text:list-item>
                    <text:p text:style-name="P12"><text:span text:style-name="T6">Data::Dumper - stringified perl data structures, suitable for both printing and eval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Dumpvalue - provides screen dump of Perl data.</text:span></text:p>
                  </text:list-item>
                  <text:list-item>
                    <text:p text:style-name="P12"><text:span text:style-name="T6">Encode - character encodings</text:span></text:p>
                  </text:list-item>
                  <text:list-item>
                    <text:p text:style-name="P12"><text:span text:style-name="T6">ExtUtils::Install - install files from here to there</text:span></text:p>
                  </text:list-item>
                  <text:list-item>
                    <text:p text:style-name="P12"><text:span text:style-name="T6">ExtUtils::Installed - Inventory management of installed modules</text:span></text:p>
                  </text:list-item>
                  <text:list-item>
                    <text:p text:style-name="P12"><text:span text:style-name="T6">ExtUtils::Liblist - determine libraries to use and how to use them</text:span></text:p>
                  </text:list-item>
                  <text:list-item>
                    <text:p text:style-name="P12"><text:span text:style-name="T6">ExtUtils::MakeMaker - Create a module Makefile</text:span></text:p>
                  </text:list-item>
                  <text:list-item>
                    <text:p text:style-name="P12"><text:span text:style-name="T6">File::Basename - Parse file paths into directory, filename and suffix.</text:span></text:p>
                  </text:list-item>
                  <text:list-item>
                    <text:p text:style-name="P12"><text:span text:style-name="T6">File::Compare - Compare files or filehandl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File::Copy - Copy files or filehandles</text:span></text:p>
                  </text:list-item>
                  <text:list-item>
                    <text:p text:style-name="P12"><text:span text:style-name="T6">File::Find - Traverse a directory tree.</text:span></text:p>
                  </text:list-item>
                  <text:list-item>
                    <text:p text:style-name="P12"><text:span text:style-name="T6">File::Path - create or remove directory trees</text:span></text:p>
                  </text:list-item>
                  <text:list-item>
                    <text:p text:style-name="P12"><text:span text:style-name="T6">File::Spec - portably perform operations on file names</text:span></text:p>
                  </text:list-item>
                  <text:list-item>
                    <text:p text:style-name="P12"><text:span text:style-name="T6">File::stat - by-name interface to Perl's built-in stat() functions</text:span></text:p>
                  </text:list-item>
                  <text:list-item>
                    <text:p text:style-name="P12"><text:span text:style-name="T6">File::Temp - return name and handle of a temporary file safely</text:span></text:p>
                  </text:list-item>
                  <text:list-item>
                    <text:p text:style-name="P12"><text:span text:style-name="T6">FindBin - Locate directory of original perl script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Getopt::Long - Extended processing of command line options</text:span></text:p>
                  </text:list-item>
                  <text:list-item>
                    <text:p text:style-name="P14"><text:span text:style-name="T6">Getopt::Std - Process single-character switches with switch clustering</text:span></text:p>
                  </text:list-item>
                  <text:list-item>
                    <text:p text:style-name="P14"><text:span text:style-name="T6">Hash::Util - A selection of general-utility hash subroutines</text:span></text:p>
                  </text:list-item>
                  <text:list-item>
                    <text:p text:style-name="P14"><text:span text:style-name="T6">IO::* - supply object methods for * handles</text:span></text:p>
                  </text:list-item>
                  <text:list-item>
                    <text:p text:style-name="P14"><text:span text:style-name="T6">IPC::* - processes...</text:span></text:p>
                  </text:list-item>
                  <text:list-item>
                    <text:p text:style-name="P14"><text:span text:style-name="T6">List::Util - A selection of general-utility list subroutines</text:span></text:p>
                  </text:list-item>
                  <text:list-item>
                    <text:p text:style-name="P14"><text:span text:style-name="T6">Locale::* - ISO codes, localization etc.</text:span></text:p>
                  </text:list-item>
                  <text:list-item>
                    <text:p text:style-name="P14"><text:span text:style-name="T6">MIME::Base64 - Encoding and decoding of base64 string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  <text:list>
                  <text:list-item>
                    <text:p text:style-name="P8"><text:span text:style-name="T7">Net::* - network programming</text:span></text:p>
                  </text:list-item>
                  <text:list-item>
                    <text:p text:style-name="P8"><text:span text:style-name="T7">POSIX - Perl interface to IEEE Std 1003.1</text:span></text:p>
                  </text:list-item>
                  <text:list-item>
                    <text:p text:style-name="P8"><text:span text:style-name="T7">Scalar::Util - A selection of general-utility scalar subroutines</text:span></text:p>
                  </text:list-item>
                  <text:list-item>
                    <text:p text:style-name="P8"><text:span text:style-name="T7">Storable - persistence for Perl data structures</text:span></text:p>
                  </text:list-item>
                  <text:list-item>
                    <text:p text:style-name="P8"><text:span text:style-name="T7">Test::More - yet another framework for writing test scripts</text:span></text:p>
                  </text:list-item>
                  <text:list-item>
                    <text:p text:style-name="P8"><text:span text:style-name="T7">..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unning perl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<text:span text:style-name="T8">Run a perl program by</text:span></text:p>
                <text:list>
                  <text:list-item>
                    <text:p text:style-name="P8"><text:span text:style-name="T7">making it directly executable</text:span></text:p>
                  </text:list-item>
                  <text:list-item>
                    <text:p text:style-name="P8"><text:span text:style-name="T7">passing the name of the source file as an argument on the command line</text:span></text:p>
                  </text:list-item>
                </text:list>
              </text:list-item>
              <text:list-item>
                <text:p text:style-name="P8"><text:span text:style-name="T8">Upon startup, Perl looks for your program in one of the following places:</text:span></text:p>
                <text:list>
                  <text:list-item>
                    <text:p text:style-name="P8"><text:s/><text:span text:style-name="T7">Specified line by line via -e or -E switches on the command line.</text:span></text:p>
                  </text:list-item>
                  <text:list-item>
                    <text:p text:style-name="P8"><text:span text:style-name="T7">Contained in the file specified by the first filename on the command line.</text:span></text:p>
                  </text:list-item>
                  <text:list-item>
                    <text:p text:style-name="P8"><text:span text:style-name="T7">Passed in implicitly via standard input.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unning perl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<text:span text:style-name="T8">Run a perl program by</text:span></text:p>
                <text:list>
                  <text:list-item>
                    <text:p text:style-name="P8"><text:span text:style-name="T7">making it directly executable</text:span></text:p>
                  </text:list-item>
                  <text:list-item>
                    <text:p text:style-name="P8"><text:span text:style-name="T7">passing the name of the source file as an argument on the command line</text:span></text:p>
                  </text:list-item>
                </text:list>
              </text:list-item>
              <text:list-item>
                <text:p text:style-name="P8"><text:span text:style-name="T8">Upon startup, Perl looks for your program in one of the following places:</text:span></text:p>
                <text:list>
                  <text:list-item>
                    <text:p text:style-name="P8"><text:s/><text:span text:style-name="T7">Specified line by line via -e or -E switches on the command line.</text:span></text:p>
                  </text:list-item>
                  <text:list-item>
                    <text:p text:style-name="P8"><text:span text:style-name="T7">Contained in the file specified by the first filename on the command line.</text:span></text:p>
                  </text:list-item>
                  <text:list-item>
                    <text:p text:style-name="P8"><text:span text:style-name="T7">Passed in implicitly via standard input.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<text:s/>execute switch (-e) </text:p>
              </text:list-item>
            </text:list>
          </draw:text-box>
        </draw:frame>
        <draw:custom-shape draw:style-name="gr6" draw:text-style-name="P16" draw:layer="layout" svg:width="22.502cm" svg:height="3.533cm" svg:x="1.449cm" svg:y="9cm">
          <text:p text:style-name="P15"><text:span text:style-name="T9">&gt;perl -e 'print "Hello World\n" '</text:span></text:p>
          <text:p text:style-name="P15"><text:span text:style-name="T9">&gt;perl -e "print qq{Hello World\n}" # Windows</text:span></text:p>
          <text:p text:style-name="P15"><text:span text:style-name="T9">&gt;perl -e 'for(1..20){print qq|hi\n|;}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Running code snippets</text:p>
                <text:list>
                  <text:list-item>
                    <text:p text:style-name="P8"><text:span text:style-name="T8">This will tell you of syntax errors immediately, but script execution will not start until you send Perl an end-of-ﬁle character, </text:span></text:p>
                  </text:list-item>
                  <text:list-item>
                    <text:p text:style-name="P8"><text:span text:style-name="T8">On Unix systems - CTRL-D at the start of a line</text:span></text:p>
                  </text:list-item>
                  <text:list-item>
                    <text:p text:style-name="P8"><text:span text:style-name="T8">under Windows -CTRL-Z at the start of a line.</text:span></text:p>
                  </text:list-item>
                </text:list>
              </text:list-item>
            </text:list>
          </draw:text-box>
        </draw:frame>
        <draw:custom-shape draw:style-name="gr6" draw:text-style-name="P16" draw:layer="layout" svg:width="22.502cm" svg:height="3.533cm" svg:x="1.449cm" svg:y="12.701cm">
          <text:p text:style-name="P15"><text:span text:style-name="T9">&gt;perl </text:span></text:p>
          <text:p text:style-name="P15"><text:span text:style-name="T9">for(1..20){</text:span></text:p>
          <text:p text:style-name="P15"><text:span text:style-name="T9">print 'hi'.$/</text:span></text:p>
          <text:p text:style-name="P15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Printing switch (-p)</text:p>
                <text:list>
                  <text:list-item>
                    <text:p text:style-name="P8"><text:span text:style-name="T8">tells Perl to act as a stream editor</text:span></text:p>
                  </text:list-item>
                  <text:list-item>
                    <text:p text:style-name="P8"><text:span text:style-name="T8">will read input from STDIN, or from ﬁles mentioned on the command line, and place each line of input into $_. </text:span></text:p>
                  </text:list-item>
                  <text:list-item>
                    <text:p text:style-name="P8"><text:span text:style-name="T8">your program is executed, and the contents of $_ are printed. </text:span></text:p>
                  </text:list-item>
                  <text:list-item>
                    <text:p text:style-name="P8"><text:span text:style-name="T8">most commonly used with s///,</text:span></text:p>
                  </text:list-item>
                </text:list>
              </text:list-item>
            </text:list>
          </draw:text-box>
        </draw:frame>
        <draw:custom-shape draw:style-name="gr7" draw:text-style-name="P16" draw:layer="layout" svg:width="22.502cm" svg:height="1.299cm" svg:x="1.449cm" svg:y="15.201cm">
          <text:p text:style-name="P15"><text:span text:style-name="T9">&gt;perl -pe 's/perl/Python/gi' filesed.txt &gt;filesed1.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Non-printing switch (-n)</text:p>
                <text:list>
                  <text:list-item>
                    <text:p text:style-name="P8">makes Perl act almost the same as -p. </text:p>
                  </text:list-item>
                  <text:list-item>
                    <text:p text:style-name="P8">the print line is excluded. </text:p>
                  </text:list-item>
                  <text:list-item>
                    <text:p text:style-name="P8">only prints when we want it to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15.202cm">
          <text:p text:style-name="P15"><text:span text:style-name="T9">&gt; perl -ne 'print if /Perl/' filesed.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Module switch (-M)</text:p>
                <text:list>
                  <text:list-item>
                    <text:p text:style-name="P8">use modules in the one-liner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11.802cm">
          <text:p text:style-name="P15"><text:span text:style-name="T9">&gt; perl -MData::Dumper -e 'print Dumper(\%ENV)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-place switch (-i)</text:p>
                <text:list>
                  <text:list-item>
                    <text:p text:style-name="P8"><text:span text:style-name="T8">allows you to edit the ﬁle in place, overwriting the original version</text:span></text:p>
                  </text:list-item>
                  <text:list-item>
                    <text:p text:style-name="P8"><text:span text:style-name="T8">a bug in your program can result in data-loss</text:span></text:p>
                  </text:list-item>
                  <text:list-item>
                    <text:p text:style-name="P8"><text:span text:style-name="T8">provide an argument to the switch: -i.old to create a backup copy of the original ﬁle file.old and then overwrite the original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13.802cm">
          <text:p text:style-name="P15"><text:span text:style-name="T9">&gt; perl -i.old -pe 's/perl/python/gi' original.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8"><text:span text:style-name="T10">Check switch (-c)</text:span></text:p>
                <text:list>
                  <text:list-item>
                    <text:p text:style-name="P19"><text:span text:style-name="T11">check the program for syntactic errors and to exit without executing the file</text:span><text:span text:style-name="T11"><text:line-break/>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18"><text:span text:style-name="T10">Warnings switch (-w)</text:span></text:p>
                <text:list>
                  <text:list-item>
                    <text:p text:style-name="P19"><text:span text:style-name="T11"><text:s/></text:span><text:span text:style-name="T11">runs your program with warnings turned on</text:span></text:p>
                  </text:list-item>
                </text:list>
              </text:list-item>
              <text:list-item>
                <text:p text:style-name="P18"><text:span text:style-name="T10">Include switch (-I)</text:span></text:p>
                <text:list>
                  <text:list-item>
                    <text:p text:style-name="P19"><text:span text:style-name="T11">additional directories to be searched for modules</text:span></text:p>
                  </text:list-item>
                  <text:list-item>
                    <text:p text:style-name="P19"><text:span text:style-name="T11">modiﬁes Perl’s special @INC variable.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8.002cm">
          <text:p text:style-name="P15"><text:span text:style-name="T9">&gt; perl -c script.pl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Filesystem analysi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Directory separators</text:p>
                <text:list>
                  <text:list-item>
                    <text:p text:style-name="P8">use File::Spec to perform really OS independent operations on directories</text:p>
                  </text:list-item>
                  <text:list-item>
                    <text:p text:style-name="P8">use IO::Dir for directories manipulation </text:p>
                  </text:list-item>
                  <text:list-item>
                    <text:p text:style-name="P8">use Cwd to get the current working dir.</text:p>
                  </text:list-item>
                </text:list>
              </text:list-item>
            </text:list>
          </draw:text-box>
        </draw:frame>
        <draw:custom-shape draw:style-name="gr9" draw:text-style-name="P16" draw:layer="layout" svg:width="22.502cm" svg:height="4.885cm" svg:x="1.449cm" svg:y="11.8cm">
          <text:p text:style-name="P15"><text:span text:style-name="T9">use File::Spec::Functions qw(rel2abs);</text:span></text:p>
          <text:p text:style-name="P15"><text:span text:style-name="T9">#or</text:span></text:p>
          <text:p text:style-name="P15"><text:span text:style-name="T9">use File::Spec</text:span></text:p>
          <text:p text:style-name="P15"><text:span text:style-name="T9">#later...</text:span></text:p>
          <text:p text:style-name="P20"><text:span text:style-name="T9">$tmpdir = File::Spec-&gt;tmpdir();</text:span></text:p>
          <text:p text:style-name="P20"><text:span text:style-name="T9">$is_case_tolerant = File::Spec-&gt;case_tolerant(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Filesystem analysi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Working with ﬁles</text:p>
                <text:list>
                  <text:list-item>
                    <text:p text:style-name="P21"><text:span text:style-name="T12">use File::Copy to copy and move files</text:span></text:p>
                  </text:list-item>
                  <text:list-item>
                    <text:p text:style-name="P21"><text:span text:style-name="T12">use unlink() to delete files</text:span></text:p>
                  </text:list-item>
                  <text:list-item>
                    <text:p text:style-name="P21"><text:span text:style-name="T12"><text:s/></text:span><text:span text:style-name="T12">use File::Temp to safely create temporary ﬁles</text:span></text:p>
                  </text:list-item>
                  <text:list-item>
                    <text:p text:style-name="P21"><text:span text:style-name="T12">use file-test operators to find information about files</text:span></text:p>
                  </text:list-item>
                  <text:list-item>
                    <text:p text:style-name="P21"><text:span text:style-name="T12">see: <text:s/>perldoc -f -x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2.502cm" svg:height="3.7cm" svg:x="1.449cm" svg:y="14.9cm">
          <text:p text:style-name="P15"><text:span text:style-name="T9">use File::Copy;</text:span></text:p>
          <text:p text:style-name="P15"><text:span text:style-name="T9">copy("file1","file2") or die "Copy failed: $!";</text:span></text:p>
          <text:p text:style-name="P15"><text:span text:style-name="T9">copy("Copy.pm",\*STDOUT);</text:span></text:p>
          <text:p text:style-name="P15"><text:span text:style-name="T9">move("/dev1/fileA","/dev2/fileB"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Filesystem analysi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Working with ﬁles</text:p>
                <text:list>
                  <text:list-item>
                    <text:p text:style-name="P21"><text:span text:style-name="T12">use chmod() to change file permissions</text:span></text:p>
                  </text:list-item>
                  <text:list-item>
                    <text:p text:style-name="P21"><text:span text:style-name="T12">use umask() to change default file permissions</text:span></text:p>
                  </text:list-item>
                  <text:list-item>
                    <text:p text:style-name="P21"><text:span text:style-name="T12">use chown() to change file ownership</text:span></text:p>
                  </text:list-item>
                  <text:list-item>
                    <text:p text:style-name="P8">use File::Find to traverse directory trees and recursively manipulate files in them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2.502cm" svg:height="3.7cm" svg:x="1.449cm" svg:y="14.3cm">
          <text:p text:style-name="P15"><text:span text:style-name="T9">use Fcntl;</text:span></text:p>
          <text:p text:style-name="P15"><text:span text:style-name="T9">umask 0022;</text:span></text:p>
          <text:p text:style-name="P15"><text:span text:style-name="T9">sysopen(FILE, "runme", O_WRONLY|O_CREAT|O_EXCL, 0777);</text:span></text:p>
          <text:p text:style-name="P15"><text:span text:style-name="T9">#creates file with permissions 0755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Mail processing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22"><text:span text:style-name="T11">use Net::SMTP to send simple mail</text:span></text:p>
              </text:list-item>
              <text:list-item>
                <text:p text:style-name="P22"><text:span text:style-name="T11">use MIME::Lite to send mail with attachments</text:span></text:p>
              </text:list-item>
              <text:list-item>
                <text:p text:style-name="P22"><text:span text:style-name="T11">use Net::POP3 to retrieve mail</text:span></text:p>
              </text:list-item>
              <text:list-item>
                <text:p text:style-name="P22"><text:span text:style-name="T11">use Mail::Audit to filter your messages</text:span></text:p>
              </text:list-item>
            </text:list>
          </draw:text-box>
        </draw:frame>
        <draw:custom-shape draw:style-name="gr11" draw:text-style-name="P16" draw:layer="layout" svg:width="22.502cm" svg:height="8.681cm" svg:x="1.5cm" svg:y="9.1cm">
          <text:p text:style-name="P15"><text:span text:style-name="T9">use Net::POP3;</text:span></text:p>
          <text:p text:style-name="P15"><text:span text:style-name="T9"># Constructors</text:span></text:p>
          <text:p text:style-name="P15"><text:span text:style-name="T9">$pop = Net::POP3-&gt;new('pop3host', Timeout =&gt; 60);</text:span></text:p>
          <text:p text:style-name="P15"><text:span text:style-name="T9">if ($pop-&gt;login($username, $password) &gt; 0) { </text:span></text:p>
          <text:p text:style-name="P15"><text:span text:style-name="T9"><text:s text:c="4"/></text:span><text:span text:style-name="T9">my $msgnums = $pop-&gt;list; </text:span></text:p>
          <text:p text:style-name="P15"><text:span text:style-name="T9"><text:s text:c="4"/></text:span><text:span text:style-name="T9"># hashref of msgnum =&gt; size</text:span></text:p>
          <text:p text:style-name="P15"><text:span text:style-name="T9"><text:s text:c="6"/></text:span><text:span text:style-name="T9">foreach my $msgnum (keys %$msgnums) {</text:span></text:p>
          <text:p text:style-name="P15"><text:span text:style-name="T9"><text:s text:c="10"/></text:span><text:span text:style-name="T9">#do something</text:span></text:p>
          <text:p text:style-name="P15"><text:span text:style-name="T9"><text:s text:c="6"/></text:span><text:span text:style-name="T9">}</text:span></text:p>
          <text:p text:style-name="P15"><text:span text:style-name="T9"><text:s text:c="4"/></text:span><text:span text:style-name="T9">}</text:span></text:p>
          <text:p text:style-name="P15"><text:span text:style-name="T9">$pop-&gt;quit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Security notes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Taint checking</text:p>
                <text:list>
                  <text:list-item>
                    <text:p text:style-name="P8">rule: You may not use data derived from outside your program to affect something else outside your program at least, not by accident.</text:p>
                  </text:list-item>
                  <text:list-item>
                    <text:p text:style-name="P8">all data that comes from external sources is <text:span text:style-name="T13">tainted</text:span></text:p>
                  </text:list-item>
                </text:list>
              </text:list-item>
            </text:list>
          </draw:text-box>
        </draw:frame>
        <draw:custom-shape draw:style-name="gr12" draw:text-style-name="P16" draw:layer="layout" svg:width="22.502cm" svg:height="1.5cm" svg:x="1.449cm" svg:y="15.2cm">
          <text:p text:style-name="P15"><text:span text:style-name="T9">#!/usr/bin/perl -wT # Taint mode is enabled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Security notes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Tainted <text:s/>data will be considered unsuitable for certain operations:</text:p>
                <text:list>
                  <text:list-item>
                    <text:p text:style-name="P21"><text:span text:style-name="T11">Executing system commands</text:span></text:p>
                  </text:list-item>
                  <text:list-item>
                    <text:p text:style-name="P21"><text:span text:style-name="T11">Modifying ﬁles</text:span></text:p>
                  </text:list-item>
                  <text:list-item>
                    <text:p text:style-name="P21"><text:span text:style-name="T11">Modifying directories</text:span></text:p>
                  </text:list-item>
                  <text:list-item>
                    <text:p text:style-name="P21"><text:span text:style-name="T11">Modifying processes</text:span></text:p>
                  </text:list-item>
                  <text:list-item>
                    <text:p text:style-name="P21"><text:span text:style-name="T11">Invoking any shell</text:span></text:p>
                  </text:list-item>
                  <text:list-item>
                    <text:p text:style-name="P21"><text:span text:style-name="T11">Performing a match in a regular expression using the (?{ ... }) construct</text:span></text:p>
                  </text:list-item>
                  <text:list-item>
                    <text:p text:style-name="P21"><text:span text:style-name="T11">Executing code using string eval</text:span></text:p>
                  </text:list-item>
                </text:list>
              </text:list-item>
            </text:list>
          </draw:text-box>
        </draw:frame>
        <draw:custom-shape draw:style-name="gr12" draw:text-style-name="P16" draw:layer="layout" svg:width="22.502cm" svg:height="1.5cm" svg:x="1.449cm" svg:y="16.7cm">
          <text:p text:style-name="P15"><text:span text:style-name="T9">#!/usr/bin/perl -wT # Taint mode is enabled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4" draw:layer="layout" svg:width="17.599cm" svg:height="3.273cm" svg:x="7.099cm" svg:y="-0.175cm" presentation:class="title">
          <draw:text-box>
            <text:p text:style-name="P8"><text:span text:style-name="T14">System Programming and Administration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Ressources</text:p>
                <text:list>
                  <text:list-item>
                    <text:p text:style-name="P8"><text:span text:style-name="T8">perldoc perlrun</text:span></text:p>
                  </text:list-item>
                  <text:list-item>
                    <text:p text:style-name="P8"><text:span text:style-name="T8">perldoc perlsec</text:span></text:p>
                  </text:list-item>
                  <text:list-item>
                    <text:p text:style-name="P8"><text:span text:style-name="T8">http://perltraining.com.au/notes/sysadmin.pdf</text:span></text:p>
                  </text:list-item>
                  <text:list-item>
                    <text:p text:style-name="P8"><text:span text:style-name="T8">http://perltraining.com.au/notes/perlsec.pdf</text:span></text:p>
                  </text:list-item>
                  <text:list-item>
                    <text:p text:style-name="P8"><text:span text:style-name="T8">etc..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5" draw:layer="layout" svg:width="17.603cm" svg:height="2.948cm" svg:x="7.099cm" svg:y="-0.013cm" presentation:class="title" presentation:user-transformed="true">
          <draw:text-box>
            <text:p text:style-name="P8"><text:span text:style-name="T14">System Programming and Administration</text:span></text:p>
          </draw:text-box>
        </draw:frame>
        <draw:frame presentation:style-name="pr8" draw:text-style-name="P27" draw:layer="layout" svg:width="12.801cm" svg:height="3.405cm" svg:x="6.499cm" svg:y="7.523cm" presentation:class="outline" presentation:user-transformed="true">
          <draw:text-box>
            <text:p text:style-name="P26"><text:span text:style-name="T15">Questions?</text:span></text:p>
          </draw:text-box>
        </draw:frame>
        <presentation:notes draw:style-name="dp5">
          <draw:page-thumbnail draw:layer="layout" svg:width="14.213cm" svg:height="10.659cm" svg:x="2.756cm" svg:y="2.134cm" draw:page-number="24"/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3200000025857E035C2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none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  <draw:page-thumbnail draw:layer="backgroundobjects" svg:width="5.239cm" svg:height="3.929cm" svg:x="1cm" svg:y="4.054cm"/>
      <draw:page-thumbnail draw:layer="backgroundobjects" svg:width="5.239cm" svg:height="3.929cm" svg:x="1cm" svg:y="12.25cm"/>
      <draw:page-thumbnail draw:layer="backgroundobjects" svg:width="5.239cm" svg:height="3.929cm" svg:x="1cm" svg:y="20.446cm"/>
      <draw:page-thumbnail draw:layer="backgroundobjects" svg:width="5.239cm" svg:height="3.929cm" svg:x="7.24cm" svg:y="4.054cm"/>
      <draw:page-thumbnail draw:layer="backgroundobjects" svg:width="5.239cm" svg:height="3.929cm" svg:x="7.24cm" svg:y="12.25cm"/>
      <draw:page-thumbnail draw:layer="backgroundobjects" svg:width="5.239cm" svg:height="3.929cm" svg:x="7.24cm" svg:y="20.446cm"/>
      <draw:page-thumbnail draw:layer="backgroundobjects" svg:width="5.239cm" svg:height="3.929cm" svg:x="13.48cm" svg:y="4.054cm"/>
      <draw:page-thumbnail draw:layer="backgroundobjects" svg:width="5.239cm" svg:height="3.929cm" svg:x="13.48cm" svg:y="12.25cm"/>
      <draw:page-thumbnail draw:layer="backgroundobjects" svg:width="5.239cm" svg:height="3.929cm" svg:x="13.48cm" svg:y="20.446cm"/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10-01T02:44:16</dc:date>
    <meta:editing-cycles>240</meta:editing-cycles>
    <meta:editing-duration>P1DT11H38M53S</meta:editing-duration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